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content.xml" manifest:media-type="text/xml"/>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athJax Main" svg:font-family="'MathJax Main'"/>
    <style:font-face style:name="MathJax Math" svg:font-family="'MathJax Math'"/>
    <style:font-face style:name="Microsoft YaHei" svg:font-family="'Microsoft YaHei'" style:font-family-generic="system" style:font-pitch="variable"/>
    <style:font-face style:name="Segoe UI" svg:font-family="'Segoe UI'"/>
    <style:font-face style:name="SimSun" svg:font-family="SimSun" style:font-family-generic="system" style:font-pitch="variable"/>
    <style:font-face style:name="Tahoma" svg:font-family="Tahoma"/>
    <style:font-face style:name="Tahoma1" svg:font-family="Tahoma" style:font-pitch="variable"/>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026cm" fo:text-align="center" style:justify-single-word="false" fo:text-indent="0cm" style:auto-text-indent="false"/>
      <style:text-properties style:text-position="super 58%" style:font-name="Arial1" fo:font-size="22pt" fo:language="en" fo:country="AU" fo:font-weight="bold" style:font-size-asian="22pt" style:font-weight-asian="bold" style:font-size-complex="22pt" style:font-weight-complex="bold"/>
    </style:style>
    <style:style style:name="P3" style:family="paragraph" style:parent-style-name="Standard">
      <style:paragraph-properties fo:margin-left="0cm" fo:margin-right="0cm" fo:margin-top="0.199cm" fo:margin-bottom="0.199cm" style:contextual-spacing="false" fo:text-align="start" style:justify-single-word="false" fo:text-indent="0cm" style:auto-text-indent="false"/>
    </style:style>
    <style:style style:name="P4"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style:font-name="Arial" style:font-name-asian="Arial" style:font-name-complex="Arial"/>
    </style:style>
    <style:style style:name="P5" style:family="paragraph" style:parent-style-name="Text_20_body">
      <style:paragraph-properties fo:margin-top="0cm" fo:margin-bottom="0cm" style:contextual-spacing="false"/>
    </style:style>
    <style:style style:name="P6" style:family="paragraph" style:parent-style-name="Text_20_body">
      <style:paragraph-properties fo:margin-top="0cm" fo:margin-bottom="0cm" style:contextual-spacing="false" fo:text-align="center" style:justify-single-word="false"/>
    </style:style>
    <style:style style:name="P7" style:family="paragraph" style:parent-style-name="Footer">
      <style:paragraph-properties fo:text-align="center" style:justify-single-word="false"/>
      <style:text-properties fo:language="en" fo:country="AU"/>
    </style:style>
    <style:style style:name="P8" style:family="paragraph" style:parent-style-name="Standard">
      <style:paragraph-properties fo:margin-left="0cm" fo:margin-right="0cm" fo:margin-top="0.199cm" fo:margin-bottom="0.199cm" style:contextual-spacing="false" fo:text-align="center" style:justify-single-word="false" fo:text-indent="0cm" style:auto-text-indent="false" fo:break-before="page"/>
      <style:text-properties style:text-position="0% 100%" style:font-name="Arial" fo:font-size="10pt" fo:language="en" fo:country="AU" fo:font-style="normal" fo:font-weight="bold" style:font-name-asian="Arial" style:font-size-asian="10pt" style:font-style-asian="normal" style:font-weight-asian="bold" style:font-name-complex="Arial" style:font-size-complex="10pt" style:font-style-complex="normal" style:font-weight-complex="bold"/>
    </style:style>
    <style:style style:name="P9" style:family="paragraph" style:parent-style-name="Standard">
      <style:paragraph-properties fo:margin-left="0cm" fo:margin-right="0cm" fo:margin-top="0.101cm" fo:margin-bottom="0.101cm" style:contextual-spacing="false" fo:text-align="center" style:justify-single-word="false" fo:text-indent="0cm" style:auto-text-indent="false" fo:break-before="page"/>
      <style:text-properties style:text-position="0% 100%" style:font-name="Arial" fo:font-size="10pt" fo:language="en" fo:country="AU" fo:font-style="normal" fo:font-weight="bold" style:font-name-asian="Arial" style:font-size-asian="10pt" style:font-style-asian="normal" style:font-weight-asian="bold" style:font-name-complex="Arial" style:font-size-complex="10pt" style:font-style-complex="normal" style:font-weight-complex="bold"/>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position="0% 100%" style:font-name="Arial" fo:font-size="10pt" fo:language="en" fo:country="AU" fo:font-style="normal" fo:font-weight="normal" style:font-name-asian="Arial" style:font-size-asian="10pt" style:font-style-asian="normal" style:font-weight-asian="normal" style:font-name-complex="Arial" style:font-size-complex="10pt" style:font-style-complex="normal"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style:text-position="0% 100%"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170648" officeooo:paragraph-rsid="00170648" style:font-name-asian="Andale Sans UI" style:font-size-asian="10pt" style:font-style-asian="normal" style:font-weight-asian="normal" style:font-name-complex="Tahoma1" style:font-size-complex="10pt" style:font-style-complex="normal" style:font-weight-complex="normal"/>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normal" officeooo:rsid="0018a236" officeooo:paragraph-rsid="0018a236" style:font-name-asian="Andale Sans UI" style:font-size-asian="10pt" style:font-style-asian="normal" style:font-weight-asian="normal" style:font-name-complex="Tahoma1" style:font-size-complex="10pt" style:font-style-complex="normal" style:font-weight-complex="normal"/>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fo:break-before="page"/>
      <style:text-properties style:text-position="0% 100%" style:font-name="Arial1" fo:font-size="10pt" fo:language="en" fo:country="AU" fo:font-style="normal" fo:font-weight="bold" style:font-name-asian="Andale Sans UI" style:font-size-asian="10pt" style:font-style-asian="normal" style:font-weight-asian="bold" style:font-name-complex="Tahoma1" style:font-size-complex="10pt" style:font-style-complex="normal" style:font-weight-complex="bold"/>
    </style:style>
    <style:style style:name="P1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position="0% 100%" style:font-name="Arial1" fo:font-size="10pt" fo:language="en" fo:country="AU" fo:font-style="normal" fo:font-weight="bold" officeooo:rsid="001216c8" officeooo:paragraph-rsid="001216c8" style:font-name-asian="Andale Sans UI" style:font-size-asian="10pt" style:font-style-asian="normal" style:font-weight-asian="bold" style:font-name-complex="Tahoma1" style:font-size-complex="10pt" style:font-style-complex="normal" style:font-weight-complex="bold"/>
    </style:style>
    <style:style style:name="P18" style:family="paragraph" style:parent-style-name="Standard">
      <style:paragraph-properties fo:margin-left="0cm" fo:margin-right="0cm" fo:margin-top="0.101cm" fo:margin-bottom="0.101cm" style:contextual-spacing="false" fo:text-align="center" style:justify-single-word="false" fo:text-indent="0cm" style:auto-text-indent="false" fo:break-before="page"/>
      <style:text-properties style:text-position="0% 100%" style:font-name="Arial1" fo:font-size="12pt" fo:language="en" fo:country="AU" fo:font-style="normal" fo:font-weight="bold" style:font-name-asian="Andale Sans UI" style:font-size-asian="12pt" style:font-style-asian="normal" style:font-weight-asian="bold" style:font-name-complex="Tahoma1" style:font-size-complex="12pt" style:font-style-complex="normal" style:font-weight-complex="bold"/>
    </style:style>
    <style:style style:name="P1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style:font-size-asian="10pt" style:font-weight-asian="normal" style:font-size-complex="10pt" style:font-weight-complex="normal"/>
    </style:style>
    <style:style style:name="P2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paragraph-rsid="001216c8"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officeooo:rsid="00125039" officeooo:paragraph-rsid="00125039"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style:font-size-asian="10pt" style:font-size-complex="10pt"/>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style>
    <style:style style:name="P2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0170648" officeooo:paragraph-rsid="00170648"/>
    </style:style>
    <style:style style:name="T1" style:family="text">
      <style:text-properties style:text-position="sub 58%"/>
    </style:style>
    <style:style style:name="T2" style:family="text">
      <style:text-properties style:text-position="sub 58%" style:font-name-asian="Andale Sans UI" style:font-name-complex="Tahoma1"/>
    </style:style>
    <style:style style:name="T3" style:family="text">
      <style:text-properties style:text-position="sub 58%" fo:font-style="normal" fo:font-weight="normal" style:font-name-asian="Andale Sans UI" style:font-style-asian="normal" style:font-weight-asian="normal" style:font-name-complex="Tahoma1" style:font-style-complex="normal" style:font-weight-complex="normal"/>
    </style:style>
    <style:style style:name="T4" style:family="text">
      <style:text-properties style:text-position="sub 58%"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T5" style:family="text">
      <style:text-properties style:text-position="sub 58%" style:font-name="Arial"/>
    </style:style>
    <style:style style:name="T6" style:family="text">
      <style:text-properties style:font-name-asian="Andale Sans UI" style:font-name-complex="Tahoma1"/>
    </style:style>
    <style:style style:name="T7" style:family="text">
      <style:text-properties officeooo:rsid="001216c8" style:font-name-asian="Andale Sans UI" style:font-name-complex="Tahoma1"/>
    </style:style>
    <style:style style:name="T8" style:family="text">
      <style:text-properties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T9" style:family="text">
      <style:text-properties style:text-position="super 58%"/>
    </style:style>
    <style:style style:name="T10" style:family="text">
      <style:text-properties style:text-position="super 58%" style:font-name-asian="Andale Sans UI" style:font-name-complex="Tahoma1"/>
    </style:style>
    <style:style style:name="T11" style:family="text">
      <style:text-properties style:text-position="super 58%"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T12" style:family="text">
      <style:text-properties style:text-position="super 58%" style:font-name="Arial"/>
    </style:style>
    <style:style style:name="T13" style:family="text">
      <style:text-properties style:text-position="0% 100%" style:font-name-asian="Andale Sans UI" style:font-name-complex="Tahoma1"/>
    </style:style>
    <style:style style:name="T14" style:family="text">
      <style:text-properties style:text-position="0% 100%" officeooo:rsid="00170648" style:font-name-asian="Andale Sans UI" style:font-name-complex="Tahoma1"/>
    </style:style>
    <style:style style:name="T15" style:family="text">
      <style:text-properties style:text-position="0% 100%" style:font-name="Arial1" fo:font-size="10pt" fo:language="en" fo:country="AU" fo:font-style="normal" fo:font-weight="normal" style:font-name-asian="Andale Sans UI" style:font-size-asian="10pt" style:font-style-asian="normal" style:font-weight-asian="normal" style:font-name-complex="Tahoma1" style:font-size-complex="10pt" style:font-style-complex="normal" style:font-weight-complex="normal"/>
    </style:style>
    <style:style style:name="T16" style:family="text">
      <style:text-properties style:text-position="0% 100%" style:font-name="Arial" style:font-name-asian="Andale Sans UI" style:font-name-complex="Tahoma1"/>
    </style:style>
    <style:style style:name="T17" style:family="text">
      <style:text-properties style:text-position="0% 100%" style:font-name="Arial" fo:font-size="10pt" fo:language="en" fo:country="AU" fo:font-style="normal"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style:text-position="0% 100%" fo:font-size="10pt" fo:language="en" fo:country="AU" fo:font-style="normal" fo:font-weight="bold" style:font-size-asian="10pt" style:font-style-asian="normal" style:font-weight-asian="normal" style:font-size-complex="10pt" style:font-style-complex="normal" style:font-weight-complex="normal"/>
    </style:style>
    <style:style style:name="T19" style:family="text">
      <style:text-properties style:text-position="0% 100%" fo:font-size="10pt" fo:language="en" fo:country="AU" fo:font-style="normal" fo:font-weight="normal" style:font-size-asian="10pt" style:font-style-asian="normal" style:font-weight-asian="normal" style:font-size-complex="10pt" style:font-style-complex="normal" style:font-weight-complex="normal"/>
    </style:style>
    <style:style style:name="T20" style:family="text">
      <style:text-properties style:text-position="0% 100%" fo:font-size="10pt" fo:language="en" fo:country="AU" fo:font-style="italic" fo:font-weight="normal" style:font-size-asian="10pt" style:font-style-asian="normal" style:font-weight-asian="normal" style:font-size-complex="10pt" style:font-style-complex="normal" style:font-weight-complex="normal"/>
    </style:style>
    <style:style style:name="T21" style:family="text">
      <style:text-properties style:text-position="0% 100%" style:font-name="Arial" style:font-name-asian="Andale Sans UI" style:font-name-complex="Tahoma1"/>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name-asian="Andale Sans UI" style:font-style-asian="normal" style:font-weight-asian="normal" style:font-name-complex="Tahoma1"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1e595" style:font-style-asian="normal" style:font-style-complex="normal"/>
    </style:style>
    <style:style style:name="T26" style:family="text">
      <style:text-properties style:font-name="Arial"/>
    </style:style>
    <style:style style:name="T27" style:family="text">
      <style:text-properties style:font-name="Arial" fo:font-style="normal" fo:font-weight="normal" style:font-name-asian="Andale Sans UI" style:font-style-asian="normal" style:font-weight-asian="normal" style:font-name-complex="Tahoma1" style:font-style-complex="normal" style:font-weight-complex="normal"/>
    </style:style>
    <style:style style:name="T28" style:family="text">
      <style:text-properties style:font-name="Arial" style:font-name-asian="Andale Sans UI" style:font-name-complex="Tahoma1"/>
    </style:style>
    <style:style style:name="T29" style:family="text">
      <style:text-properties style:font-name="Arial" style:font-name-asian="Arial" style:font-name-complex="Arial"/>
    </style:style>
    <style:style style:name="T30" style:family="text">
      <style:text-properties style:font-name="Arial" officeooo:rsid="00158135" style:font-name-asian="Arial" style:font-name-complex="Arial"/>
    </style:style>
    <style:style style:name="T31" style:family="text">
      <style:text-properties style:font-name="MathJax Math" fo:font-style="italic"/>
    </style:style>
    <style:style style:name="T32" style:family="text">
      <style:text-properties style:font-name="MathJax Math" fo:font-style="italic" style:font-name-asian="Arial" style:font-name-complex="Arial"/>
    </style:style>
    <style:style style:name="T33" style:family="text">
      <style:text-properties style:font-name="MathJax Main"/>
    </style:style>
    <style:style style:name="T34" style:family="text">
      <style:text-properties style:font-name="Segoe UI" fo:font-style="italic"/>
    </style:style>
    <style:style style:name="T35" style:family="text">
      <style:text-properties officeooo:rsid="00107458"/>
    </style:style>
    <style:style style:name="T36" style:family="text">
      <style:text-properties officeooo:rsid="001216c8"/>
    </style:style>
    <style:style style:name="T37" style:family="text">
      <style:text-properties officeooo:rsid="00142444"/>
    </style:style>
    <style:style style:name="T38" style:family="text">
      <style:text-properties officeooo:rsid="00158135"/>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LATIONSHIP BETWEEN THE FUNDAMENTAL CONSTANTS OF PHYSICS</text:p>
      <text:p text:style-name="P19"><text:span text:style-name="T24">The fundamental </text:span><text:span text:style-name="T25">classical </text:span><text:span text:style-name="T24">equations of physics describing Newtons universal law of force of gravitational attraction, the law of force for the electrical and magnetic fields have </text:span><text:span text:style-name="T25">defined within</text:span><text:span text:style-name="T24"> them, a constant of proportionality that gives them a value depending upon the units used. <text:s/>Force, for gravitational and electro-magnetic fields are proportional to the inverse of the square of the distance between </text:span><text:span text:style-name="T25">interacting charges</text:span><text:span text:style-name="T24">, and have a physical constant in the mathematical equation </text:span><text:span text:style-name="T25">introduced to</text:span><text:span text:style-name="T24"> describ</text:span><text:span text:style-name="T25">e</text:span><text:span text:style-name="T24"> th</text:span><text:span text:style-name="T25">e</text:span><text:span text:style-name="T24"> force to give the force of attraction or repulsion between two like fields associated with two entities.</text:span></text:p>
      <text:p text:style-name="P20">For gravity, the force between two entities of mass M and m that are separated by a distance r is given by</text:p>
      <text:p text:style-name="P20"><text:tab/><text:tab/><text:tab/><text:tab/><text:tab/><draw:frame draw:style-name="fr2" draw:name="Object114" text:anchor-type="as-char" svg:width="2.155cm" svg:height="1.058cm" draw:z-index="0"><draw:object xlink:href="./Object 142" xlink:type="simple" xlink:show="embed" xlink:actuate="onLoad"/><draw:image xlink:href="./ObjectReplacements/Object 142" xlink:type="simple" xlink:show="embed" xlink:actuate="onLoad"/></draw:frame><text:tab/><text:tab/>F01</text:p>
      <text:p text:style-name="P20">where <text:s/>G is a constant of proportionality known as the gravitational constant.</text:p>
      <text:p text:style-name="P20">For the electric field between two entities of electric charge Q and q, that are separated by a distance r is given by</text:p>
      <text:p text:style-name="P20"><text:tab/><text:tab/><text:tab/><text:tab/><text:tab/><draw:frame draw:style-name="fr2" draw:name="Object115" text:anchor-type="as-char" svg:width="1.937cm" svg:height="1.06cm" draw:z-index="1"><draw:object xlink:href="./Object 143" xlink:type="simple" xlink:show="embed" xlink:actuate="onLoad"/><draw:image xlink:href="./ObjectReplacements/Object 143" xlink:type="simple" xlink:show="embed" xlink:actuate="onLoad"/><svg:desc>formula</svg:desc></draw:frame><text:tab/><text:tab/><text:tab/>F02a</text:p>
      <text:p text:style-name="P20"><text:span text:style-name="T6">where <text:s/>C is a constant of proportionality known as Coulombs constant of proportionality. This equation of force is </text:span>expressed often in the form </text:p>
      <text:p text:style-name="P20"><text:span text:style-name="T6"><text:tab/><text:tab/><text:tab/><text:tab/><text:tab/></text:span><text:span text:style-name="T6"><draw:frame draw:style-name="fr2" draw:name="Object116" text:anchor-type="as-char" svg:width="2.584cm" svg:height="1.064cm" draw:z-index="2"><draw:object xlink:href="./Object 144" xlink:type="simple" xlink:show="embed" xlink:actuate="onLoad"/><draw:image xlink:href="./ObjectReplacements/Object 144" xlink:type="simple" xlink:show="embed" xlink:actuate="onLoad"/><svg:desc>formula</svg:desc></draw:frame></text:span><text:span text:style-name="T6"><text:tab/><text:tab/>F02</text:span></text:p>
      <text:p text:style-name="P20">where <text:span text:style-name="T26">ε</text:span><text:span text:style-name="T1">o</text:span> is called the permittivity of space.</text:p>
      <text:p text:style-name="P20">For a magnetic field generated by a moving electric field <text:span text:style-name="T35">such as</text:span> electrons moving within a conducting wire, the equation of force per unit length between two parallel wires, <text:s/>one with current I and the other with current I is given as</text:p>
      <text:p text:style-name="P20"><text:span text:style-name="T6"><text:tab/><text:tab/><text:tab/><text:tab/><text:tab/></text:span><text:span text:style-name="T6"><draw:frame draw:style-name="fr2" draw:name="Object117" text:anchor-type="as-char" svg:width="1.861cm" svg:height="1.06cm" draw:z-index="3"><draw:object xlink:href="./Object 145" xlink:type="simple" xlink:show="embed" xlink:actuate="onLoad"/><draw:image xlink:href="./ObjectReplacements/Object 145" xlink:type="simple" xlink:show="embed" xlink:actuate="onLoad"/><svg:desc>formula</svg:desc></draw:frame></text:span><text:span text:style-name="T6"><text:tab/><text:tab/><text:tab/>F03a</text:span></text:p>
      <text:p text:style-name="P20"><text:span text:style-name="T6">where <text:s/>k is a constant of proportionality. This equation of force is </text:span>expressed often in the form </text:p>
      <text:p text:style-name="P20"><text:span text:style-name="T6"><text:tab/><text:tab/><text:tab/><text:tab/><text:tab/></text:span><text:span text:style-name="T6"><draw:frame draw:style-name="fr2" draw:name="Object118" text:anchor-type="as-char" svg:width="2.221cm" svg:height="1.06cm" draw:z-index="4"><draw:object xlink:href="./Object 146" xlink:type="simple" xlink:show="embed" xlink:actuate="onLoad"/><draw:image xlink:href="./ObjectReplacements/Object 146" xlink:type="simple" xlink:show="embed" xlink:actuate="onLoad"/><svg:desc>formula</svg:desc></draw:frame></text:span><text:span text:style-name="T6"><text:tab/><text:tab/>F03</text:span></text:p>
      <text:p text:style-name="P20">Where <text:span text:style-name="T26">μ</text:span><text:span text:style-name="T1">o</text:span> is called the permeability of space.</text:p>
      <text:p text:style-name="P21"/>
      <text:p text:style-name="P24"><text:span text:style-name="T22">Equations F01, </text:span><text:span text:style-name="T23">F02, and F03 all look very similar and suggest that they are related in some manner. Because a magnetic field is generated by and moving electric field, and an electric field is generated by a moving magnetic field, these two fields are related by the movement of each field relative to the other. <text:s/>Through the works of Faraday and <text:s/>Maxwell, it was found that another constant, the speed of light is given by the values </text:span><text:span text:style-name="T27">ε</text:span><text:span text:style-name="T3">o</text:span><text:span text:style-name="T23"> and </text:span><text:span text:style-name="T27">μ</text:span><text:span text:style-name="T3">o</text:span><text:span text:style-name="T23"> through the mathematical equation where c is the speed of light in a vacuum.</text:span></text:p>
      <text:p text:style-name="P20"><text:span text:style-name="T6"><text:tab/><text:tab/><text:tab/><text:tab/><text:tab/></text:span><text:span text:style-name="T6"><draw:frame draw:style-name="fr2" draw:name="Object1" text:anchor-type="as-char" svg:width="1.843cm" svg:height="0.928cm" draw:z-index="5"><draw:object xlink:href="./Object 1" xlink:type="simple" xlink:show="embed" xlink:actuate="onLoad"/><draw:image xlink:href="./ObjectReplacements/Object 1" xlink:type="simple" xlink:show="embed" xlink:actuate="onLoad"/><svg:desc>formula</svg:desc></draw:frame></text:span><text:span text:style-name="T6"><text:tab/><text:tab/><text:tab/>F04</text:span></text:p>
      <text:p text:style-name="P23"/>
      <text:p text:style-name="P23">So there is seen an immediate relationship between three constants of physics, the speed of light and the permeability and permittivity of space.</text:p>
      <text:p text:style-name="P25"><text:span text:style-name="T8">The</text:span><text:span text:style-name="T6"> permeability and permittivity of space is defined by running a current through two parallel wires one meter apart to give a force of exaclty 2x10</text:span><text:span text:style-name="T10">-7</text:span><text:span text:style-name="T6"> Newtons per meter of length of each wire. The current thus flowing is defined as one Ampere. Consequently, this gives a value for </text:span><text:span text:style-name="T28">μ</text:span><text:span text:style-name="T2">o</text:span><text:span text:style-name="T6"> to be exactly 4</text:span><text:span text:style-name="T28">π</text:span><text:span text:style-name="T6"> x 10</text:span><text:span text:style-name="T10">-7</text:span><text:span text:style-name="T6"> N/m.</text:span></text:p>
      <text:p text:style-name="P25"><text:span text:style-name="T6">T</text:span><text:span text:style-name="T8">hus the value of ε</text:span><text:span text:style-name="T4">o</text:span><text:span text:style-name="T8"> is measured by this method and by calculating using relationship F04 to be ~8.854187817x10</text:span><text:span text:style-name="T11">-12</text:span><text:span text:style-name="T8"> C</text:span><text:span text:style-name="T11">2</text:span><text:span text:style-name="T8">/Nm</text:span><text:span text:style-name="T11">2</text:span></text:p>
      <text:p text:style-name="P23">By measuring the speed of light a constant value was found no matter how the experiment was conducted in a vacuum and is measured to be ~2.99792458x10<text:span text:style-name="T9">8</text:span> m/s</text:p>
      <text:p text:style-name="P23">The gravitational constant G is a measurement directly through experiment between two bodies of known mas and found to be ~6.6738x10-11 Nm<text:span text:style-name="T9">2</text:span>/kg<text:span text:style-name="T9">2</text:span></text:p>
      <text:p text:style-name="P12"><text:soft-page-break/>In a Table the fundamental <text:s/>constants of proportionality for the common forces of gravity, electric, magnetic forces are</text:p>
      <text:p text:style-name="P20"><text:span text:style-name="T13"><text:tab/><text:tab/>Permeability of space </text:span><text:span text:style-name="T16">μ</text:span><text:span text:style-name="T2">o</text:span><text:span text:style-name="T13"> ~ <text:s/>4</text:span><text:span text:style-name="T16">π</text:span><text:span text:style-name="T13"> x 10</text:span><text:span text:style-name="T10">-7</text:span><text:span text:style-name="T13"> N/m <text:tab/><text:tab/><text:tab/>C01</text:span></text:p>
      <text:p text:style-name="P20"><text:span text:style-name="T13"><text:tab/><text:tab/>Permittivity of space <text:s text:c="2"/></text:span><text:span text:style-name="T16">ε</text:span><text:span text:style-name="T2">o</text:span><text:span text:style-name="T13"> <text:s/>~8.854187817x10</text:span><text:span text:style-name="T10">-12</text:span><text:span text:style-name="T13"> C</text:span><text:span text:style-name="T10">2</text:span><text:span text:style-name="T13">/Nm</text:span><text:span text:style-name="T10">2</text:span><text:span text:style-name="T13"><text:tab/><text:tab/>C02</text:span></text:p>
      <text:p text:style-name="P20"><text:span text:style-name="T13"><text:tab/><text:tab/>Gravitational Constant G ~6.6738x10-11 Nm</text:span><text:span text:style-name="T10">2</text:span><text:span text:style-name="T13">/kg</text:span><text:span text:style-name="T10">2</text:span><text:span text:style-name="T13"><text:tab/><text:tab/>C03</text:span></text:p>
      <text:p text:style-name="P12">and </text:p>
      <text:p text:style-name="P20"><text:span text:style-name="T13"><text:tab/><text:tab/>Speed of light c ~2.99792458x10</text:span><text:span text:style-name="T10">8</text:span><text:span text:style-name="T13"> m/s<text:tab/><text:tab/><text:tab/><text:tab/>C04</text:span></text:p>
      <text:p text:style-name="P17"/>
      <text:p text:style-name="P17"/>
      <text:p text:style-name="P17">Force</text:p>
      <text:p text:style-name="P21"><text:span text:style-name="T36">By definition, the force on an entity is given by the relationship that force F, is the mass of an entity m, multiplied by its acceleration, a. Or F=ma. Substituting ma into the equations F01, F02 and F03 yield</text:span></text:p>
      <text:p text:style-name="P21"><text:tab/><text:tab/><text:tab/><text:tab/><text:tab/><draw:frame draw:style-name="fr2" draw:name="Object29" text:anchor-type="as-char" svg:width="1.7cm" svg:height="1.06cm" draw:z-index="34"><draw:object xlink:href="./Object 29" xlink:type="simple" xlink:show="embed" xlink:actuate="onLoad"/><draw:image xlink:href="./ObjectReplacements/Object 29" xlink:type="simple" xlink:show="embed" xlink:actuate="onLoad"/><svg:desc>formula</svg:desc></draw:frame><text:tab/><text:tab/><text:tab/>F<text:span text:style-name="T36">10</text:span></text:p>
      <text:p text:style-name="P21"><text:span text:style-name="T6"><text:tab/><text:tab/><text:tab/><text:tab/><text:tab/></text:span><text:span text:style-name="T6"><draw:frame draw:style-name="fr2" draw:name="Object30" text:anchor-type="as-char" svg:width="2.805cm" svg:height="1.064cm" draw:z-index="35"><draw:object xlink:href="./Object 30" xlink:type="simple" xlink:show="embed" xlink:actuate="onLoad"/><draw:image xlink:href="./ObjectReplacements/Object 30" xlink:type="simple" xlink:show="embed" xlink:actuate="onLoad"/><svg:desc>formula</svg:desc></draw:frame></text:span><text:span text:style-name="T6"><text:tab/><text:tab/>F</text:span><text:span text:style-name="T7">11</text:span></text:p>
      <text:p text:style-name="P21"><text:span text:style-name="T6"><text:tab/><text:tab/><text:tab/><text:tab/><text:tab/></text:span><text:span text:style-name="T6"><draw:frame draw:style-name="fr2" draw:name="Object31" text:anchor-type="as-char" svg:width="2.441cm" svg:height="1.06cm" draw:z-index="36"><draw:object xlink:href="./Object 31" xlink:type="simple" xlink:show="embed" xlink:actuate="onLoad"/><draw:image xlink:href="./ObjectReplacements/Object 31" xlink:type="simple" xlink:show="embed" xlink:actuate="onLoad"/><svg:desc>formula</svg:desc></draw:frame></text:span><text:span text:style-name="T6"><text:tab/><text:tab/>F</text:span><text:span text:style-name="T7">12</text:span></text:p>
      <text:p text:style-name="P22"><text:span text:style-name="T6">Immediately it can be seen that the acceleration, or result of a force due to gravity on an entity is independent upon its own mass, but is dependant upon the mass that it is interacting with. This is why in a vacuum, such as on the moon, a feather and a hammer accelerate towards the moon at the same rate.</text:span></text:p>
      <text:p text:style-name="P22"><text:span text:style-name="T6">However, the forces due to an electric or magnetic field is different, the rate of acceleration towards an entity is not only dependant upon its own charge, but that of its mass as well. This seems to be the inconsistency between electromagnetism and gravity. <text:s/></text:span></text:p>
      <text:p text:style-name="P16">Relationship Between Gravitational constant and the speed of light</text:p>
      <text:p text:style-name="P26"><text:span text:style-name="T13">Consider the similarity of the classical equation for gravity as given by F01 above to that of the electric and magnetic equations of force. Noting that Newtons law of gravity does not have a division by 4</text:span><text:span text:style-name="T16">π</text:span><text:span text:style-name="T16">, consider introducing such a relationship into F01.</text:span></text:p>
      <text:p text:style-name="P25"><text:span text:style-name="T13">If the </text:span><text:span text:style-name="T15">equation</text:span><text:span text:style-name="T13"> for the gravitational force was written in a manner similar to that for electric and magnetic field forces, then F01 could be </text:span><text:span text:style-name="T14">thus </text:span><text:span text:style-name="T13">written as</text:span></text:p>
      <text:p text:style-name="P20"><text:span text:style-name="T13"><text:tab/><text:tab/><text:tab/><text:tab/><text:tab/></text:span><text:span text:style-name="T13"><draw:frame draw:style-name="fr2" draw:name="Object2" text:anchor-type="as-char" svg:width="2.759cm" svg:height="1.06cm" draw:z-index="6"><draw:object xlink:href="./Object 2" xlink:type="simple" xlink:show="embed" xlink:actuate="onLoad"/><draw:image xlink:href="./ObjectReplacements/Object 2" xlink:type="simple" xlink:show="embed" xlink:actuate="onLoad"/><svg:desc>formula</svg:desc></draw:frame></text:span><text:span text:style-name="T13"><text:tab/><text:tab/><text:tab/>GC01</text:span></text:p>
      <text:p text:style-name="P25">where g is a modified gravitational constant similar to <text:span text:style-name="T26">ε</text:span><text:span text:style-name="T1">o</text:span>. Thus</text:p>
      <text:p text:style-name="P12"><text:tab/><text:tab/><text:tab/><text:tab/><text:tab/><draw:frame draw:style-name="fr2" draw:name="Object3" text:anchor-type="as-char" svg:width="1.808cm" svg:height="1cm" draw:z-index="7"><draw:object xlink:href="./Object 3" xlink:type="simple" xlink:show="embed" xlink:actuate="onLoad"/><draw:image xlink:href="./ObjectReplacements/Object 3" xlink:type="simple" xlink:show="embed" xlink:actuate="onLoad"/><svg:desc>formula</svg:desc></draw:frame><text:tab/><text:tab/><text:tab/><text:tab/>GC02</text:p>
      <text:p text:style-name="P12">or</text:p>
      <text:p text:style-name="P12"><text:tab/><text:tab/><text:tab/><text:tab/><text:tab/>g ~ 1.1926x10<text:span text:style-name="T9">9</text:span></text:p>
      <text:p text:style-name="P12">This value is of the same order as the speed of light, and perhaps suggests a relationship. So assuming there is one, and it is a simple constant relationship given by</text:p>
      <text:p text:style-name="P12"><text:tab/><text:tab/><text:tab/><text:tab/><text:tab/>g = A x c (speed of light)</text:p>
      <text:p text:style-name="P14">then find</text:p>
      <text:p text:style-name="P12"><text:tab/><text:tab/><text:tab/><text:tab/><text:tab/><draw:frame draw:style-name="fr2" draw:name="Object4" text:anchor-type="as-char" svg:width="1.212cm" svg:height="1cm" draw:z-index="8"><draw:object xlink:href="./Object 4" xlink:type="simple" xlink:show="embed" xlink:actuate="onLoad"/><draw:image xlink:href="./ObjectReplacements/Object 4" xlink:type="simple" xlink:show="embed" xlink:actuate="onLoad"/><svg:desc>formula</svg:desc></draw:frame><text:span text:style-name="T29">≈</text:span> 4</text:p>
      <text:p text:style-name="P12">and it is found that therefore</text:p>
      <text:p text:style-name="P12"><text:tab/><text:tab/><text:tab/><text:tab/><text:tab/>g <text:span text:style-name="T29">≈</text:span> 4c to within 1% using a calculator</text:p>
      <text:p text:style-name="P12">or</text:p>
      <text:p text:style-name="P12"><text:tab/><text:tab/><text:tab/><text:tab/><text:tab/><draw:frame draw:style-name="fr2" draw:name="Object7" text:anchor-type="as-char" svg:width="1.94cm" svg:height="1cm" draw:z-index="11"><draw:object xlink:href="./Object 7" xlink:type="simple" xlink:show="embed" xlink:actuate="onLoad"/><draw:image xlink:href="./ObjectReplacements/Object 7" xlink:type="simple" xlink:show="embed" xlink:actuate="onLoad"/><svg:desc>formula</svg:desc></draw:frame><text:tab/><text:tab/><text:tab/><text:tab/>GC03</text:p>
      <text:p text:style-name="P12">and Newtons equation of gravitational force can be rewritten as</text:p>
      <text:p text:style-name="P12"><text:tab/><text:tab/><text:tab/><text:tab/><text:tab/><draw:frame draw:style-name="fr2" draw:name="Object5" text:anchor-type="as-char" svg:width="3.055cm" svg:height="1.06cm" draw:z-index="9"><draw:object xlink:href="./Object 5" xlink:type="simple" xlink:show="embed" xlink:actuate="onLoad"/><draw:image xlink:href="./ObjectReplacements/Object 5" xlink:type="simple" xlink:show="embed" xlink:actuate="onLoad"/><svg:desc>formula</svg:desc></draw:frame><text:tab/><text:tab/><text:tab/>GC04</text:p>
      <text:p text:style-name="P12">or using the permeability and permittivity of space expressing the speed of light</text:p>
      <text:p text:style-name="P12"><text:tab/><text:tab/><text:tab/><text:tab/><text:tab/><draw:frame draw:style-name="fr2" draw:name="Object6" text:anchor-type="as-char" svg:width="3.073cm" svg:height="1.06cm" draw:z-index="10"><draw:object xlink:href="./Object 6" xlink:type="simple" xlink:show="embed" xlink:actuate="onLoad"/><draw:image xlink:href="./ObjectReplacements/Object 6" xlink:type="simple" xlink:show="embed" xlink:actuate="onLoad"/><svg:desc>formula</svg:desc></draw:frame><text:tab/><text:tab/><text:tab/>GC05</text:p>
      <text:p text:style-name="P12">This thus suggests that gravity may be related to electromagnetism, and may even be a result of some kind of electromagnetic interaction.</text:p>
      <text:p text:style-name="P15">If GC03, GC04 and GC05 are valid and true, then a common relationship between the major constants of Physics being gravity, electromagnetism and the speed of light is found. Implications of this is left for later.</text:p>
      <text:p text:style-name="P16">New way of writing physical constant for permittivity of space and speed of light</text:p>
      <text:p text:style-name="P12">The permeability of space divided by the permittivity of space <text:s/>gives a value of ~ 1.414x10<text:span text:style-name="T9">5</text:span> , which is <text:span text:style-name="T29">√</text:span>2 x 10<text:span text:style-name="T9">5</text:span>. to an accuracy less than 1%. <text:s/>This is not how this was found, as the number 4<text:span text:style-name="T26">π/</text:span><text:span text:style-name="T29">√</text:span>2 was being investigated for a different concept explained below, and it was seen that this number corresponded to the permittivity of space to the power 10<text:span text:style-name="T9">-12</text:span>. Thus the permittivity of space can be written as</text:p>
      <text:p text:style-name="P12"><text:tab/><text:tab/><text:tab/><text:tab/><text:tab/><draw:frame draw:style-name="fr2" draw:name="Object8" text:anchor-type="as-char" svg:width="2.678cm" svg:height="1.035cm" draw:z-index="12"><draw:object xlink:href="./Object 8" xlink:type="simple" xlink:show="embed" xlink:actuate="onLoad"/><draw:image xlink:href="./ObjectReplacements/Object 8" xlink:type="simple" xlink:show="embed" xlink:actuate="onLoad"/><svg:desc>formula</svg:desc></draw:frame><text:tab/><text:tab/>APS01</text:p>
      <text:p text:style-name="P12">or</text:p>
      <text:p text:style-name="P12"><text:tab/><text:tab/><text:tab/><text:tab/><text:tab/><draw:frame draw:style-name="fr2" draw:name="Object9" text:anchor-type="as-char" svg:width="2.508cm" svg:height="0.931cm" draw:z-index="13"><draw:object xlink:href="./Object 9" xlink:type="simple" xlink:show="embed" xlink:actuate="onLoad"/><draw:image xlink:href="./ObjectReplacements/Object 9" xlink:type="simple" xlink:show="embed" xlink:actuate="onLoad"/><svg:desc>formula</svg:desc></draw:frame><text:tab/><text:tab/>APS02</text:p>
      <text:p text:style-name="P12">and since the speed of light is given by F04, an alternative method of writing the speed of light can be given by</text:p>
      <text:p text:style-name="P12"><text:tab/><text:tab/><text:tab/><text:tab/><text:tab/><draw:frame draw:style-name="fr2" draw:name="Object10" text:anchor-type="as-char" svg:width="2.459cm" svg:height="1.794cm" draw:z-index="14"><draw:object xlink:href="./Object 10" xlink:type="simple" xlink:show="embed" xlink:actuate="onLoad"/><draw:image xlink:href="./ObjectReplacements/Object 10" xlink:type="simple" xlink:show="embed" xlink:actuate="onLoad"/><svg:desc>formula</svg:desc></draw:frame><text:tab/><text:tab/>APS03</text:p>
      <text:p text:style-name="P12">=&gt;</text:p>
      <text:p text:style-name="P12"><text:tab/><text:tab/><text:tab/><text:tab/><text:tab/><draw:frame draw:style-name="fr2" draw:name="Object11" text:anchor-type="as-char" svg:width="2.193cm" svg:height="0.997cm" draw:z-index="15"><draw:object xlink:href="./Object 11" xlink:type="simple" xlink:show="embed" xlink:actuate="onLoad"/><draw:image xlink:href="./ObjectReplacements/Object 11" xlink:type="simple" xlink:show="embed" xlink:actuate="onLoad"/><svg:desc>formula</svg:desc></draw:frame><text:tab/><text:tab/>APS04</text:p>
      <text:p text:style-name="P12">or conversely</text:p>
      <text:p text:style-name="P12"><text:tab/><text:tab/><text:tab/><text:tab/><text:tab/><draw:frame draw:style-name="fr2" draw:name="Object16" text:anchor-type="as-char" svg:width="2.549cm" svg:height="1.164cm" draw:z-index="19"><draw:object xlink:href="./Object 16" xlink:type="simple" xlink:show="embed" xlink:actuate="onLoad"/><draw:image xlink:href="./ObjectReplacements/Object 16" xlink:type="simple" xlink:show="embed" xlink:actuate="onLoad"/><svg:desc>formula</svg:desc></draw:frame><text:tab/><text:tab/>APS05</text:p>
      <text:p text:style-name="P12">Substituting the value of APS04 into GC05 for the gravitational force gives</text:p>
      <text:p text:style-name="P12"><text:tab/><text:tab/><text:tab/><text:tab/><text:tab/><draw:frame draw:style-name="fr2" draw:name="Object13" text:anchor-type="as-char" svg:width="4.186cm" svg:height="1.102cm" draw:z-index="16"><draw:object xlink:href="./Object 13" xlink:type="simple" xlink:show="embed" xlink:actuate="onLoad"/><draw:image xlink:href="./ObjectReplacements/Object 13" xlink:type="simple" xlink:show="embed" xlink:actuate="onLoad"/><svg:desc>formula</svg:desc></draw:frame><text:tab/>APS06</text:p>
      <text:p text:style-name="P12">=&gt;</text:p>
      <text:p text:style-name="P12"><text:tab/><text:tab/><text:tab/><text:tab/><text:tab/><draw:frame draw:style-name="fr2" draw:name="Object14" text:anchor-type="as-char" svg:width="4.186cm" svg:height="1.162cm" draw:z-index="17"><draw:object xlink:href="./Object 14" xlink:type="simple" xlink:show="embed" xlink:actuate="onLoad"/><draw:image xlink:href="./ObjectReplacements/Object 14" xlink:type="simple" xlink:show="embed" xlink:actuate="onLoad"/><svg:desc>formula</svg:desc></draw:frame><text:tab/>APS07</text:p>
      <text:p text:style-name="P12">or</text:p>
      <text:p text:style-name="P12"><text:tab/><text:tab/><text:tab/><text:tab/><text:tab/><draw:frame draw:style-name="fr2" draw:name="Object15" text:anchor-type="as-char" svg:width="3.699cm" svg:height="1.162cm" draw:z-index="18"><draw:object xlink:href="./Object 15" xlink:type="simple" xlink:show="embed" xlink:actuate="onLoad"/><draw:image xlink:href="./ObjectReplacements/Object 15" xlink:type="simple" xlink:show="embed" xlink:actuate="onLoad"/><svg:desc>formula</svg:desc></draw:frame><text:tab/>APS08</text:p>
      <text:p text:style-name="P12"/>
      <text:p text:style-name="P18">Electron – Proton mass ratio</text:p>
      <text:p text:style-name="P12">The ratio of mass of the proton to the electron is ~1836. Given that the forces of gravity, electrical charge and magnetism are proportional to <text:s/>1/4<text:span text:style-name="T26">π</text:span>r<text:span text:style-name="T26">²</text:span>, which can be interpreted as being inversely proportional to the surface area of a sphere of radius r, then perhaps by some simple chance, could it be that the mass of a proton and electron are represented as being some function proportional to the volume of some sphere surrounding them. That is, the mass of the electron are proportional to some radius r<text:span text:style-name="T26">³.</text:span></text:p>
      <text:p text:style-name="P12"><text:span text:style-name="T26">Assuming that this is the case, then the ratio of mass proton/ mass electron is the cube of some value x</text:span><text:span text:style-name="T5">pm</text:span><text:span text:style-name="T26">. To find x</text:span><text:span text:style-name="T5">pm</text:span><text:span text:style-name="T26">, find <text:s/>(mass proton/ mass electron)</text:span><text:span text:style-name="T12">1/3</text:span></text:p>
      <text:p text:style-name="P10">or</text:p>
      <text:p text:style-name="P12"><text:span text:style-name="T26"><text:tab/><text:tab/><text:tab/><text:tab/><text:tab/></text:span><text:span text:style-name="T26"><draw:frame draw:style-name="fr2" draw:name="Object12" text:anchor-type="as-char" svg:width="2.418cm" svg:height="0.593cm" draw:z-index="20"><draw:object xlink:href="./Object 12" xlink:type="simple" xlink:show="embed" xlink:actuate="onLoad"/><draw:image xlink:href="./ObjectReplacements/Object 12" xlink:type="simple" xlink:show="embed" xlink:actuate="onLoad"/><svg:desc>formula</svg:desc></draw:frame></text:span><text:span text:style-name="T26"><text:tab/><text:tab/>EPS01</text:span></text:p>
      <text:p text:style-name="P10">=&gt;</text:p>
      <text:p text:style-name="P12"><text:span text:style-name="T26"><text:tab/><text:tab/><text:tab/><text:tab/><text:tab/></text:span><text:span text:style-name="T26"><draw:frame draw:style-name="fr2" draw:name="Object17" text:anchor-type="as-char" svg:width="3.627cm" svg:height="0.593cm" draw:z-index="21"><draw:object xlink:href="./Object 17" xlink:type="simple" xlink:show="embed" xlink:actuate="onLoad"/><draw:image xlink:href="./ObjectReplacements/Object 17" xlink:type="simple" xlink:show="embed" xlink:actuate="onLoad"/><svg:desc>formula</svg:desc></draw:frame></text:span><text:span text:style-name="T26"><text:tab/>EPS02</text:span></text:p>
      <text:p text:style-name="P10">to within +8% of the true measured value.</text:p>
      <text:p text:style-name="P12"><text:span text:style-name="T26">This is not as precise a possible relationship as that of the gravitational constant being a function of the speed of light and the permittivity and permeability of space given in </text:span>F02a to F03, nor even the value of the permittivity of space given by APS01, but if may be in the right direction of what mass is. <text:span text:style-name="T37">That is, the mass of the fundamental particles may related to a volume or density of space, and thus are not point particles, but are entities that occupy a space.</text:span></text:p>
      <text:p text:style-name="P18">Concept of charge density</text:p>
      <text:p text:style-name="P13">A proton, and an electron each have the same overall value of electrical charge interacting with each others electrical fields and with magnetic fields according to the physical experiments conducted, and the observations obtained to create the classical and quantum filed theories that dominate physics.</text:p>
      <text:p text:style-name="P13">But having the same overall charge may not not mean that protons and electrons have the same electrical field at some radius r<text:span text:style-name="T1">0</text:span> surrounding them where the electrical field may be of a different density or flux, but the overall integration over the sphere at that radius is the same. Consider that if this is true, then consider that the differing gravitational charge, mass, <text:s/>of the proton and electron is a result of some form of interaction or self interaction of electrons and protons.</text:p>
      <text:p text:style-name="P13">Consider that the electron has an electric field surrounding it given by</text:p>
      <text:p text:style-name="P12"><text:tab/><text:tab/><text:tab/><text:tab/><text:tab/><draw:frame draw:style-name="fr2" draw:name="Object18" text:anchor-type="as-char" svg:width="2.431cm" svg:height="1.124cm" draw:z-index="22"><draw:object xlink:href="./Object 18" xlink:type="simple" xlink:show="embed" xlink:actuate="onLoad"/><draw:image xlink:href="./ObjectReplacements/Object 18" xlink:type="simple" xlink:show="embed" xlink:actuate="onLoad"/><svg:desc>formula</svg:desc></draw:frame><text:tab/><text:tab/>CC01</text:p>
      <text:p text:style-name="P12">and that of the proton has an electric field surrounding it given by</text:p>
      <text:p text:style-name="P12"><text:tab/><text:tab/><text:tab/><text:tab/><text:tab/><draw:frame draw:style-name="fr2" draw:name="Object19" text:anchor-type="as-char" svg:width="2.515cm" svg:height="1.124cm" draw:z-index="23"><draw:object xlink:href="./Object 19" xlink:type="simple" xlink:show="embed" xlink:actuate="onLoad"/><draw:image xlink:href="./ObjectReplacements/Object 19" xlink:type="simple" xlink:show="embed" xlink:actuate="onLoad"/><svg:desc>formula</svg:desc></draw:frame><text:tab/><text:tab/>CC02</text:p>
      <text:p text:style-name="P12">If there exists an electric field density for each entity, consider that a proton has an electric field density that is <text:s/>N<text:span text:style-name="T1">d</text:span> multiple of that of the electron, or</text:p>
      <text:p text:style-name="P12"><text:tab/><text:tab/><text:tab/><text:tab/><text:tab/><draw:frame draw:style-name="fr2" draw:name="Object21" text:anchor-type="as-char" svg:width="2.955cm" svg:height="1.185cm" draw:z-index="25"><draw:object xlink:href="./Object 21" xlink:type="simple" xlink:show="embed" xlink:actuate="onLoad"/><draw:image xlink:href="./ObjectReplacements/Object 21" xlink:type="simple" xlink:show="embed" xlink:actuate="onLoad"/><svg:desc>formula</svg:desc></draw:frame><text:tab/><text:tab/>CC03</text:p>
      <text:p text:style-name="P12">Consider <text:s/>there exists a point between the electron and proton where <text:s/>E<text:span text:style-name="T1">e</text:span> = E<text:span text:style-name="T1">p</text:span>, or<text:tab/></text:p>
      <text:p text:style-name="P12"><text:tab/><text:tab/><text:tab/><text:tab/><text:tab/><draw:frame draw:style-name="fr2" draw:name="Object20" text:anchor-type="as-char" svg:width="3.898cm" svg:height="1.185cm" draw:z-index="24"><draw:object xlink:href="./Object 20" xlink:type="simple" xlink:show="embed" xlink:actuate="onLoad"/><draw:image xlink:href="./ObjectReplacements/Object 20" xlink:type="simple" xlink:show="embed" xlink:actuate="onLoad"/><svg:desc>formula</svg:desc></draw:frame> <text:tab/>CC04</text:p>
      <text:p text:style-name="P12">=&gt;</text:p>
      <text:p text:style-name="P12"><text:tab/><text:tab/><text:tab/><text:tab/><text:tab/><draw:frame draw:style-name="fr2" draw:name="Object22" text:anchor-type="as-char" svg:width="1.602cm" svg:height="1.185cm" draw:z-index="26"><draw:object xlink:href="./Object 22" xlink:type="simple" xlink:show="embed" xlink:actuate="onLoad"/><draw:image xlink:href="./ObjectReplacements/Object 22" xlink:type="simple" xlink:show="embed" xlink:actuate="onLoad"/><svg:desc>formula</svg:desc></draw:frame> <text:tab/><text:tab/><text:tab/>CC05</text:p>
      <text:p text:style-name="P12">=&gt;</text:p>
      <text:p text:style-name="P12"><text:tab/><text:tab/><text:tab/><text:tab/><text:tab/><draw:frame draw:style-name="fr2" draw:name="Object23" text:anchor-type="as-char" svg:width="1.854cm" svg:height="0.593cm" draw:z-index="27"><draw:object xlink:href="./Object 23" xlink:type="simple" xlink:show="embed" xlink:actuate="onLoad"/><draw:image xlink:href="./ObjectReplacements/Object 23" xlink:type="simple" xlink:show="embed" xlink:actuate="onLoad"/><svg:desc>formula</svg:desc></draw:frame> <text:tab/><text:tab/><text:tab/>CC06</text:p>
      <text:p text:style-name="P12">Consider that N<text:span text:style-name="T1">d</text:span> can only be of an integer value, N<text:span text:style-name="T1">d</text:span> = 1,2,3, …..,</text:p>
      <text:p text:style-name="P12">When N<text:span text:style-name="T1">d</text:span> = 1, charge density of electron = charge density proton and r<text:span text:style-name="T1">p</text:span> = r<text:span text:style-name="T1">e</text:span>.</text:p>
      <text:p text:style-name="P12">When When N<text:span text:style-name="T1">d</text:span> = 2, charge density of proton = charge density electron and r<text:span text:style-name="T1">p</text:span> = <text:span text:style-name="T29">√</text:span>2 r<text:span text:style-name="T1">e</text:span>.</text:p>
      <text:p text:style-name="P12">And when substituting <text:span text:style-name="T29">√</text:span>2 for N<text:span text:style-name="T1">d</text:span> in CC04, a value of the inverse of <text:span text:style-name="T26">ε</text:span><text:span text:style-name="T1">0</text:span> ignoring power terms was noticed, and the fact that <text:span text:style-name="T26">ε</text:span><text:span text:style-name="T1">0</text:span> = <text:s/>4<text:span text:style-name="T26">π/</text:span><text:span text:style-name="T29">√</text:span>2 x 10<text:span text:style-name="T9">-12</text:span> discovered.</text:p>
      <text:p text:style-name="P12">If another stable particle is found to exist that has a mass <text:s/>much greater than the proton and of electric charge value <text:span text:style-name="T26">±</text:span> q, then assuming it has an electric field density that electric field density may be the same as an electron at a radius of <text:span text:style-name="T29">√3 of that of an electrons </text:span></text:p>
      <text:p text:style-name="P9">Mathematical Equivalent numbers</text:p>
      <text:p text:style-name="P11">For any number N that can be expressed as </text:p>
      <text:p text:style-name="P11"><text:tab/><text:tab/><text:tab/>N = m C √m <text:s/>where C is a constant, and m is an integer or non irrational number</text:p>
      <text:p text:style-name="P11">it can also be expressed as </text:p>
      <text:p text:style-name="P13"><text:span text:style-name="T29"><text:tab/><text:tab/><text:tab/>N =</text:span><text:span text:style-name="T29"><draw:frame draw:style-name="fr3" draw:name="Object24" text:anchor-type="as-char" svg:y="-0.676cm" svg:width="1.104cm" svg:height="1.095cm" draw:z-index="28"><draw:object xlink:href="./Object 24" xlink:type="simple" xlink:show="embed" xlink:actuate="onLoad"/><draw:image xlink:href="./ObjectReplacements/Object 24" xlink:type="simple" xlink:show="embed" xlink:actuate="onLoad"/><svg:desc>formula</svg:desc></draw:frame></text:span></text:p>
      <text:p text:style-name="P11">or</text:p>
      <text:p text:style-name="P13"><text:span text:style-name="T29"><text:tab/><text:tab/><text:tab/></text:span><text:span text:style-name="T29"><draw:frame draw:style-name="fr2" draw:name="Object25" text:anchor-type="as-char" svg:width="2.722cm" svg:height="1.095cm" draw:z-index="29"><draw:object xlink:href="./Object 25" xlink:type="simple" xlink:show="embed" xlink:actuate="onLoad"/><draw:image xlink:href="./ObjectReplacements/Object 25" xlink:type="simple" xlink:show="embed" xlink:actuate="onLoad"/></draw:frame></text:span></text:p>
      <text:p text:style-name="P11"/>
      <text:p text:style-name="P13"><text:span text:style-name="T29">thus </text:span>Note : </text:p>
      <text:p text:style-name="P11"><draw:frame draw:style-name="fr2" draw:name="Object26" text:anchor-type="as-char" svg:width="2.214cm" svg:height="1.035cm" draw:z-index="30"><draw:object xlink:href="./Object 26" xlink:type="simple" xlink:show="embed" xlink:actuate="onLoad"/><draw:image xlink:href="./ObjectReplacements/Object 26" xlink:type="simple" xlink:show="embed" xlink:actuate="onLoad"/><svg:desc>formula</svg:desc></draw:frame></text:p>
      <text:p text:style-name="P13"><text:span text:style-name="T29">and can substitute </text:span><text:span text:style-name="T29"><draw:frame draw:style-name="fr2" draw:name="Object27" text:anchor-type="as-char" svg:width="1.249cm" svg:height="0.504cm" draw:z-index="31"><draw:object xlink:href="./Object 27" xlink:type="simple" xlink:show="embed" xlink:actuate="onLoad"/><draw:image xlink:href="./ObjectReplacements/Object 27" xlink:type="simple" xlink:show="embed" xlink:actuate="onLoad"/><svg:desc>formula</svg:desc></draw:frame></text:span><text:span text:style-name="T29">where </text:span><text:span text:style-name="T29"><draw:frame draw:style-name="fr2" draw:name="Object28" text:anchor-type="as-char" svg:width="0.811cm" svg:height="1.035cm" draw:z-index="32"><draw:object xlink:href="./Object 28" xlink:type="simple" xlink:show="embed" xlink:actuate="onLoad"/><draw:image xlink:href="./ObjectReplacements/Object 28" xlink:type="simple" xlink:show="embed" xlink:actuate="onLoad"/><svg:desc>formula</svg:desc></draw:frame></text:span><text:span text:style-name="T29">occurs</text:span></text:p>
      <text:p text:style-name="P8">Electric Displacement Concept</text:p>
      <text:p text:style-name="P4"><text:bookmark text:name="MathJax-Span-15"/><text:bookmark text:name="MathJax-Span-14"/><text:bookmark text:name="MathJax-Span-13"/><text:bookmark text:name="MathJax-Span-12"/><text:bookmark text:name="MathJax-Span-11"/><text:bookmark text:name="MathJax-Element-3-Frame"/><text:span text:style-name="T18">D</text:span><text:bookmark text:name="MathJax-Span-16"/><text:span text:style-name="T18"> </text:span><text:span text:style-name="T19">=</text:span><text:bookmark text:name="MathJax-Span-17"/><text:span text:style-name="T19"> </text:span><text:span text:style-name="T20">ε</text:span><text:bookmark text:name="MathJax-Span-20"/><text:bookmark text:name="MathJax-Span-19"/><text:bookmark text:name="MathJax-Span-18"/><text:span text:style-name="T18">E</text:span><text:span text:style-name="T19"> </text:span></text:p>
      <text:p text:style-name="P4"><text:span text:style-name="T19">The difference between </text:span><text:bookmark text:name="MathJax-Span-25"/><text:bookmark text:name="MathJax-Span-24"/><text:bookmark text:name="MathJax-Span-23"/><text:bookmark text:name="MathJax-Span-22"/><text:bookmark text:name="MathJax-Span-21"/><text:bookmark text:name="MathJax-Element-4-Frame"/><text:span text:style-name="T18">D</text:span><text:span text:style-name="T19"> and </text:span><text:bookmark text:name="MathJax-Span-30"/><text:bookmark text:name="MathJax-Span-29"/><text:bookmark text:name="MathJax-Span-28"/><text:bookmark text:name="MathJax-Span-27"/><text:bookmark text:name="MathJax-Span-26"/><text:bookmark text:name="MathJax-Element-5-Frame"/><text:span text:style-name="T18">E</text:span><text:span text:style-name="T19">. </text:span></text:p>
      <text:p text:style-name="P3"><text:span text:style-name="T17">D i</text:span><text:span text:style-name="T29">s the electric displacement field, or commonly, the flux density, and </text:span><text:bookmark text:name="MathJax-Span-436"/><text:bookmark text:name="MathJax-Span-435"/><text:bookmark text:name="MathJax-Span-434"/><text:bookmark text:name="MathJax-Element-76-Frame"/><text:span text:style-name="T32">E</text:span><text:span text:style-name="T29"> is the field intensity. There is a fundamental difference between them which will be understood to certain extent as </text:span><text:span text:style-name="T30">one</text:span><text:span text:style-name="T29"> go</text:span><text:span text:style-name="T30">es</text:span><text:span text:style-name="T29"> through the following answer. Consider a point charge of </text:span><text:bookmark text:name="MathJax-Span-439"/><text:bookmark text:name="MathJax-Span-438"/><text:bookmark text:name="MathJax-Span-437"/><text:bookmark text:name="MathJax-Element-77-Frame"/><text:span text:style-name="T32">Q</text:span><text:span text:style-name="T29"> coulombs. This means that the number of flux lines emitted by the charge is </text:span><text:bookmark text:name="MathJax-Span-442"/><text:bookmark text:name="MathJax-Span-441"/><text:bookmark text:name="MathJax-Span-440"/><text:bookmark text:name="MathJax-Element-78-Frame"/><text:span text:style-name="T32">Q </text:span>coulombs.</text:p>
      <text:p text:style-name="P3"><text:s/><draw:frame draw:style-name="fr1" draw:name="graphics1" text:anchor-type="as-char" svg:y="-9.022cm" svg:width="9.049cm" svg:height="9.155cm" draw:z-index="33"><draw:image xlink:href="https://i.stack.imgur.com/HXjRA.jpg" xlink:type="simple" xlink:show="embed" xlink:actuate="onLoad" draw:mime-type="image/jpeg"/></draw:frame>.</text:p>
      <text:p text:style-name="Text_20_body">Let the hypothetical sphere shown in figure has a radius <text:bookmark text:name="MathJax-Span-445"/><text:bookmark text:name="MathJax-Span-444"/><text:bookmark text:name="MathJax-Span-443"/><text:bookmark text:name="MathJax-Element-79-Frame"/><text:span text:style-name="T31">r</text:span></text:p>
      <text:p text:style-name="P5">. Then <text:bookmark text:name="MathJax-Span-448"/><text:bookmark text:name="MathJax-Span-447"/><text:bookmark text:name="MathJax-Span-446"/><text:bookmark text:name="MathJax-Element-80-Frame"/><text:span text:style-name="T31">D</text:span> is given by </text:p>
      <text:p text:style-name="P6"><text:bookmark text:name="MathJax-Span-451"/><text:bookmark text:name="MathJax-Span-450"/><text:bookmark text:name="MathJax-Span-449"/><text:bookmark text:name="MathJax-Element-81-Frame"/><text:span text:style-name="T31">D</text:span><text:bookmark text:name="MathJax-Span-452"/><text:span text:style-name="T31"> </text:span><text:span text:style-name="T33">=</text:span><text:bookmark text:name="MathJax-Span-454"/><text:bookmark text:name="MathJax-Span-453"/><text:span text:style-name="T33"> </text:span><text:span text:style-name="T31">Q</text:span><text:bookmark text:name="MathJax-Span-456"/><text:bookmark text:name="MathJax-Span-455"/><text:span text:style-name="T31"> </text:span><text:span text:style-name="T33">4</text:span><text:bookmark text:name="MathJax-Span-457"/><text:span text:style-name="T31">π</text:span><text:bookmark text:name="MathJax-Span-459"/><text:bookmark text:name="MathJax-Span-458"/><text:span text:style-name="T31">r</text:span><text:span text:style-name="T34">²</text:span></text:p>
      <text:p text:style-name="P6"><text:span text:style-name="T33"/></text:p>
      <text:p text:style-name="P5">That is, <text:bookmark text:name="MathJax-Span-464"/><text:bookmark text:name="MathJax-Span-463"/><text:bookmark text:name="MathJax-Span-462"/><text:bookmark text:name="MathJax-Element-82-Frame"/><text:span text:style-name="T31">D</text:span> is the number of flux lines passing per <text:span text:style-name="T38">unit </text:span>area. So, to get an intuitive grasp, interpret <text:bookmark text:name="MathJax-Span-467"/><text:bookmark text:name="MathJax-Span-466"/><text:bookmark text:name="MathJax-Span-465"/><text:bookmark text:name="MathJax-Element-83-Frame"/><text:span text:style-name="T31">Q</text:span> as a number (number of flux lines) and <text:bookmark text:name="MathJax-Span-470"/><text:bookmark text:name="MathJax-Span-469"/><text:bookmark text:name="MathJax-Span-468"/><text:bookmark text:name="MathJax-Element-84-Frame"/><text:span text:style-name="T31">D</text:span> as a number density (number of flux lines per area). Now, what about <text:bookmark text:name="MathJax-Span-473"/><text:bookmark text:name="MathJax-Span-472"/><text:bookmark text:name="MathJax-Span-471"/><text:bookmark text:name="MathJax-Element-85-Frame"/><text:span text:style-name="T31">E</text:span><text:bookmark text:name="MathJax-Span-474"/><text:span text:style-name="T33">?</text:span> <text:bookmark text:name="MathJax-Span-477"/><text:bookmark text:name="MathJax-Span-476"/><text:bookmark text:name="MathJax-Span-475"/><text:bookmark text:name="MathJax-Element-86-Frame"/><text:span text:style-name="T31">E</text:span>, which is the electric field intensity, is actually a force (<text:bookmark text:name="MathJax-Span-480"/><text:bookmark text:name="MathJax-Span-479"/><text:bookmark text:name="MathJax-Span-478"/><text:bookmark text:name="MathJax-Element-87-Frame"/><text:span text:style-name="T31">E</text:span> is defined as force per coulomb) per flux line, that is the force carried by each flux line. So, the relation <text:bookmark text:name="MathJax-Span-483"/><text:bookmark text:name="MathJax-Span-482"/><text:bookmark text:name="MathJax-Span-481"/><text:bookmark text:name="MathJax-Element-88-Frame"/><text:span text:style-name="T31">D</text:span><text:bookmark text:name="MathJax-Span-484"/><text:span text:style-name="T33">=</text:span><text:bookmark text:name="MathJax-Span-485"/><text:span text:style-name="T31">ε</text:span><text:bookmark text:name="MathJax-Span-486"/><text:span text:style-name="T31">E</text:span> connects the number density of flux lines, D, with a force per flux line term, <text:bookmark text:name="MathJax-Span-489"/><text:bookmark text:name="MathJax-Span-488"/><text:bookmark text:name="MathJax-Span-487"/><text:bookmark text:name="MathJax-Element-89-Frame"/><text:span text:style-name="T31">E</text:span>. Now, the permittivity <text:bookmark text:name="MathJax-Span-492"/><text:bookmark text:name="MathJax-Span-491"/><text:bookmark text:name="MathJax-Span-490"/><text:bookmark text:name="MathJax-Element-90-Frame"/><text:span text:style-name="T31">ε</text:span> is defined as the ability to pass lines of electric flux through it. This is a qualitative way of saying. Quantitatively, it can be seen as the ratio <text:bookmark text:name="MathJax-Span-496"/><text:bookmark text:name="MathJax-Span-495"/><text:bookmark text:name="MathJax-Span-494"/><text:bookmark text:name="MathJax-Span-493"/><text:bookmark text:name="MathJax-Element-91-Frame"/><text:span text:style-name="T31">D</text:span><text:bookmark text:name="MathJax-Span-497"/><text:span text:style-name="T31">E</text:span>, that is, <text:bookmark text:name="MathJax-Span-500"/><text:bookmark text:name="MathJax-Span-499"/><text:bookmark text:name="MathJax-Span-498"/><text:bookmark text:name="MathJax-Element-92-Frame"/><text:span text:style-name="T31">ε</text:span> is the number of electric flux lines (unit is coulomb, as mentioned earlier) passing through unit area for unit force/flux (which is unit field intensity). That is, say <text:bookmark text:name="MathJax-Span-503"/><text:bookmark text:name="MathJax-Span-502"/><text:bookmark text:name="MathJax-Span-501"/><text:bookmark text:name="MathJax-Element-93-Frame"/><text:span text:style-name="T31">ε</text:span><text:bookmark text:name="MathJax-Span-504"/><text:span text:style-name="T33">=</text:span><text:bookmark text:name="MathJax-Span-505"/><text:span text:style-name="T33">5</text:span> (this value of <text:bookmark text:name="MathJax-Span-508"/><text:bookmark text:name="MathJax-Span-507"/><text:bookmark text:name="MathJax-Span-506"/><text:bookmark text:name="MathJax-Element-94-Frame"/><text:span text:style-name="T31">ε</text:span> is hypothetical and considered only for the sake of explanation) means, there are 5 flux lines in a unit area considered normal to an electric field with each flux line carrying <text:bookmark text:name="MathJax-Span-511"/><text:bookmark text:name="MathJax-Span-510"/><text:bookmark text:name="MathJax-Span-509"/><text:bookmark text:name="MathJax-Element-95-Frame"/><text:span text:style-name="T33">1</text:span><text:bookmark text:name="MathJax-Span-512"/><text:span text:style-name="T31">N</text:span> forc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athJax Main" svg:font-family="'MathJax Main'"/>
    <style:font-face style:name="MathJax Math" svg:font-family="'MathJax Math'"/>
    <style:font-face style:name="Microsoft YaHei" svg:font-family="'Microsoft YaHei'" style:font-family-generic="system" style:font-pitch="variable"/>
    <style:font-face style:name="Segoe UI" svg:font-family="'Segoe UI'"/>
    <style:font-face style:name="SimSun" svg:font-family="SimSun" style:font-family-generic="system" style:font-pitch="variable"/>
    <style:font-face style:name="Tahoma" svg:font-family="Tahoma"/>
    <style:font-face style:name="Tahoma1" svg:font-family="Tahoma"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41cm" fo:margin-bottom="1.997cm" fo:margin-left="2cm" fo:margin-right="0.875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footer-left>
        <text:p text:style-name="MP2"><text:page-number text:select-page="current">8</text:page-number></text:p>
      </style:footer-lef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08-19T12:26:35.786000000</dc:date>
    <dc:language>en-US</dc:language>
    <meta:editing-cycles>492</meta:editing-cycles>
    <meta:editing-duration>P3DT20H29M52S</meta:editing-duration>
    <meta:document-statistic meta:table-count="0" meta:image-count="1" meta:object-count="36" meta:page-count="8" meta:paragraph-count="124" meta:word-count="1987" meta:character-count="11305" meta:non-whitespace-character-count="9140"/>
    <meta:user-defined meta:name="Info 1"/>
    <meta:user-defined meta:name="Info 2"/>
    <meta:user-defined meta:name="Info 3"/>
    <meta:user-defined meta:name="Info 4"/>
  </office:meta>
</office:document-meta>
</file>

<file path=Object 1/content.xml><?xml version="1.0" encoding="utf-8"?>
<math xmlns="http://www.w3.org/1998/Math/MathML">
  <semantics>
    <mrow>
      <mrow>
        <mi>c</mi>
        <mo stretchy="false">=</mo>
        <mfrac>
          <mn>1</mn>
          <mrow>
            <msqrt>
              <mrow>
                <msub>
                  <mo stretchy="false">ε</mo>
                  <mn>0</mn>
                </msub>
                <msub>
                  <mo stretchy="false">μ</mo>
                  <mn>0</mn>
                </msub>
              </mrow>
            </msqrt>
          </mrow>
        </mfrac>
      </mrow>
    </mrow>
    <annotation encoding="StarMath 5.0">c =  1 over {sqrt {%varepsilon sub 0  %mu sub 0}}</annotation>
  </semantics>
</math>
</file>

<file path=Object 10/content.xml><?xml version="1.0" encoding="utf-8"?>
<math xmlns="http://www.w3.org/1998/Math/MathML">
  <semantics>
    <mrow>
      <mrow>
        <mi>c</mi>
        <mo stretchy="false">=</mo>
        <mfrac>
          <mn>1</mn>
          <mrow>
            <msqrt>
              <mrow>
                <mfrac>
                  <msubsup>
                    <mo stretchy="false">μ</mo>
                    <mn>0</mn>
                    <mn>2</mn>
                  </msubsup>
                  <msqrt>
                    <mn>2</mn>
                  </msqrt>
                </mfrac>
                <msup>
                  <mn>10</mn>
                  <mrow>
                    <mo stretchy="false">−</mo>
                    <mn>5</mn>
                  </mrow>
                </msup>
              </mrow>
            </msqrt>
          </mrow>
        </mfrac>
      </mrow>
    </mrow>
    <annotation encoding="StarMath 5.0">c =  1 over {sqrt {%mu sub 0 sup 2 over sqrt 2  10 sup -5}}</annotation>
  </semantics>
</math>
</file>

<file path=Object 11/content.xml><?xml version="1.0" encoding="utf-8"?>
<math xmlns="http://www.w3.org/1998/Math/MathML">
  <semantics>
    <mrow>
      <mrow>
        <mi>c</mi>
        <mo stretchy="false">=</mo>
        <mfrac>
          <msqrt>
            <mrow>
              <msqrt>
                <mn>2</mn>
              </msqrt>
              <msup>
                <mn>10</mn>
                <mn>5</mn>
              </msup>
            </mrow>
          </msqrt>
          <mrow>
            <msub>
              <mo stretchy="false">μ</mo>
              <mn>0</mn>
            </msub>
          </mrow>
        </mfrac>
      </mrow>
    </mrow>
    <annotation encoding="StarMath 5.0">c =  sqrt { sqrt 2  10 sup 5} over {%mu sub 0 }</annotation>
  </semantics>
</math>
</file>

<file path=Object 12/content.xml><?xml version="1.0" encoding="utf-8"?>
<math xmlns="http://www.w3.org/1998/Math/MathML">
  <semantics>
    <mrow>
      <mrow>
        <msub>
          <mi>x</mi>
          <mi mathvariant="italic">pm</mi>
        </msub>
        <msup>
          <mo stretchy="false">≈</mo>
          <mn>3</mn>
        </msup>
        <msqrt>
          <mn>1836</mn>
        </msqrt>
      </mrow>
    </mrow>
    <annotation encoding="StarMath 5.0">x  sub pm approx sup 3 sqrt 1836</annotation>
  </semantics>
</math>
</file>

<file path=Object 13/content.xml><?xml version="1.0" encoding="utf-8"?>
<math xmlns="http://www.w3.org/1998/Math/MathML">
  <semantics>
    <mrow>
      <mrow>
        <msub>
          <mi>F</mi>
          <mi>g</mi>
        </msub>
        <mo stretchy="false">=</mo>
        <mfrac>
          <msub>
            <mo stretchy="false">μ</mo>
            <mn>0</mn>
          </msub>
          <mrow>
            <mn>16</mn>
            <mo stretchy="false">π</mo>
            <msqrt>
              <mrow>
                <msqrt>
                  <mn>2</mn>
                </msqrt>
                <msup>
                  <mn>10</mn>
                  <mn>5</mn>
                </msup>
              </mrow>
            </msqrt>
          </mrow>
        </mfrac>
      </mrow>
      <mfrac>
        <mrow>
          <mi>M</mi>
          <mi>m</mi>
        </mrow>
        <msup>
          <mi>r</mi>
          <mn>2</mn>
        </msup>
      </mfrac>
    </mrow>
    <annotation encoding="StarMath 5.0">F  sub g = %mu sub 0 over {16 %pi sqrt { sqrt 2  10 sup 5} } {M m} over r^2</annotation>
  </semantics>
</math>
</file>

<file path=Object 14/content.xml><?xml version="1.0" encoding="utf-8"?>
<math xmlns="http://www.w3.org/1998/Math/MathML">
  <semantics>
    <mrow>
      <mrow>
        <msub>
          <mi>F</mi>
          <mi>g</mi>
        </msub>
        <mo stretchy="false">=</mo>
        <mfrac>
          <mrow>
            <mn>4</mn>
            <mo stretchy="false">π</mo>
            <msup>
              <mn>10</mn>
              <mrow>
                <mo stretchy="false">−</mo>
                <mn>7</mn>
              </mrow>
            </msup>
          </mrow>
          <mrow>
            <mn>16</mn>
            <mo stretchy="false">π</mo>
            <msqrt>
              <mrow>
                <msqrt>
                  <mn>2</mn>
                </msqrt>
                <msup>
                  <mn>10</mn>
                  <mn>5</mn>
                </msup>
              </mrow>
            </msqrt>
          </mrow>
        </mfrac>
      </mrow>
      <mfrac>
        <mrow>
          <mi>M</mi>
          <mi>m</mi>
        </mrow>
        <msup>
          <mi>r</mi>
          <mn>2</mn>
        </msup>
      </mfrac>
    </mrow>
    <annotation encoding="StarMath 5.0">F  sub g = {4 %pi  10 sup -7} over {16 %pi sqrt { sqrt 2  10 sup 5} } {M m} over r^2</annotation>
  </semantics>
</math>
</file>

<file path=Object 142/content.xml><?xml version="1.0" encoding="utf-8"?>
<math xmlns="http://www.w3.org/1998/Math/MathML" display="block">
  <semantics>
    <mrow>
      <mrow>
        <mi>F</mi>
        <mo stretchy="false">=</mo>
        <mi>G</mi>
      </mrow>
      <mfrac>
        <mrow>
          <mi>M</mi>
          <mi>m</mi>
        </mrow>
        <msup>
          <mi>r</mi>
          <mn>2</mn>
        </msup>
      </mfrac>
    </mrow>
    <annotation encoding="StarMath 5.0">F = G {M m} over r^2</annotation>
  </semantics>
</math>
</file>

<file path=Object 143/content.xml><?xml version="1.0" encoding="utf-8"?>
<math xmlns="http://www.w3.org/1998/Math/MathML">
  <semantics>
    <mrow>
      <mrow>
        <mi>F</mi>
        <mo stretchy="false">=</mo>
        <mi>C</mi>
      </mrow>
      <mfrac>
        <mrow>
          <mi>Q</mi>
          <mi>q</mi>
        </mrow>
        <mrow>
          <msup>
            <mi>r</mi>
            <mn>2</mn>
          </msup>
        </mrow>
      </mfrac>
    </mrow>
    <annotation encoding="StarMath 5.0">F =  C {Q q} over {r^2}</annotation>
  </semantics>
</math>
</file>

<file path=Object 144/content.xml><?xml version="1.0" encoding="utf-8"?>
<math xmlns="http://www.w3.org/1998/Math/MathML" display="block">
  <semantics>
    <mrow>
      <mrow>
        <mi>F</mi>
        <mo stretchy="false">=</mo>
        <mfrac>
          <mn>1</mn>
          <mrow>
            <mn>4</mn>
            <mi mathvariant="normal">π</mi>
            <msub>
              <mi mathvariant="normal">ε</mi>
              <mn>0</mn>
            </msub>
          </mrow>
        </mfrac>
      </mrow>
      <mfrac>
        <mrow>
          <mi>Q</mi>
          <mi>q</mi>
        </mrow>
        <msup>
          <mi>r</mi>
          <mn>2</mn>
        </msup>
      </mfrac>
    </mrow>
    <annotation encoding="StarMath 5.0">F =  1 over {4%pi %varepsilon sub 0 } {Q q} over {r^2}</annotation>
  </semantics>
</math>
</file>

<file path=Object 145/content.xml><?xml version="1.0" encoding="utf-8"?>
<math xmlns="http://www.w3.org/1998/Math/MathML">
  <semantics>
    <mrow>
      <mrow>
        <mi>F</mi>
        <mo stretchy="false">=</mo>
        <mi>k</mi>
      </mrow>
      <mfrac>
        <mrow>
          <mi>Q</mi>
          <mi>q</mi>
        </mrow>
        <mrow>
          <msup>
            <mi>r</mi>
            <mn>2</mn>
          </msup>
        </mrow>
      </mfrac>
    </mrow>
    <annotation encoding="StarMath 5.0">F =  k {Q q} over {r^2}</annotation>
  </semantics>
</math>
</file>

<file path=Object 146/content.xml><?xml version="1.0" encoding="utf-8"?>
<math xmlns="http://www.w3.org/1998/Math/MathML" display="block">
  <semantics>
    <mrow>
      <mrow>
        <mi>F</mi>
        <mo stretchy="false">=</mo>
        <mfrac>
          <msub>
            <mi mathvariant="normal">μ</mi>
            <mn>0</mn>
          </msub>
          <mrow>
            <mn>2</mn>
            <mi mathvariant="normal">π</mi>
          </mrow>
        </mfrac>
      </mrow>
      <mfrac>
        <mrow>
          <mi>Q</mi>
          <mi>q</mi>
        </mrow>
        <msup>
          <mi>r</mi>
          <mn>2</mn>
        </msup>
      </mfrac>
    </mrow>
    <annotation encoding="StarMath 5.0">F =  %mu sub 0 over {2%pi } {Q q} over {r^2}</annotation>
  </semantics>
</math>
</file>

<file path=Object 15/content.xml><?xml version="1.0" encoding="utf-8"?>
<math xmlns="http://www.w3.org/1998/Math/MathML">
  <semantics>
    <mrow>
      <mrow>
        <msub>
          <mi>F</mi>
          <mi>g</mi>
        </msub>
        <mo stretchy="false">=</mo>
        <mfrac>
          <mrow>
            <msup>
              <mn>10</mn>
              <mrow>
                <mo stretchy="false">−</mo>
                <mn>7</mn>
              </mrow>
            </msup>
          </mrow>
          <mrow>
            <mn>4</mn>
            <msqrt>
              <mrow>
                <msqrt>
                  <mn>2</mn>
                </msqrt>
                <msup>
                  <mn>10</mn>
                  <mn>5</mn>
                </msup>
              </mrow>
            </msqrt>
          </mrow>
        </mfrac>
      </mrow>
      <mfrac>
        <mrow>
          <mi>M</mi>
          <mi>m</mi>
        </mrow>
        <msup>
          <mi>r</mi>
          <mn>2</mn>
        </msup>
      </mfrac>
    </mrow>
    <annotation encoding="StarMath 5.0">F  sub g = {  10 sup -7} over {4 sqrt { sqrt 2  10 sup 5} } {M m} over r^2</annotation>
  </semantics>
</math>
</file>

<file path=Object 16/content.xml><?xml version="1.0" encoding="utf-8"?>
<math xmlns="http://www.w3.org/1998/Math/MathML">
  <semantics>
    <mrow>
      <mrow>
        <mi>c</mi>
        <mo stretchy="false">=</mo>
        <mfrac>
          <mn>1</mn>
          <mrow>
            <msub>
              <mo stretchy="false">ε</mo>
              <mn>0</mn>
            </msub>
            <msqrt>
              <mrow>
                <msqrt>
                  <mn>2</mn>
                </msqrt>
                <msup>
                  <mn>10</mn>
                  <mn>5</mn>
                </msup>
              </mrow>
            </msqrt>
          </mrow>
        </mfrac>
      </mrow>
    </mrow>
    <annotation encoding="StarMath 5.0">c =  1 over {%varepsilon sub 0 sqrt { sqrt 2  10 sup 5}}</annotation>
  </semantics>
</math>
</file>

<file path=Object 17/content.xml><?xml version="1.0" encoding="utf-8"?>
<math xmlns="http://www.w3.org/1998/Math/MathML">
  <semantics>
    <mrow>
      <mrow>
        <mrow>
          <msub>
            <mi>x</mi>
            <mi mathvariant="italic">pm</mi>
          </msub>
          <mo stretchy="false">≈</mo>
          <mn>12.245</mn>
        </mrow>
        <mo stretchy="false">≈</mo>
        <msup>
          <mrow>
            <mo stretchy="false">(</mo>
            <mrow>
              <mn>4</mn>
              <mo stretchy="false">π</mo>
            </mrow>
            <mo stretchy="false">)</mo>
          </mrow>
          <mn>3</mn>
        </msup>
      </mrow>
    </mrow>
    <annotation encoding="StarMath 5.0">x  sub pm approx  12.245 approx (4 %pi) sup 3</annotation>
  </semantics>
</math>
</file>

<file path=Object 18/content.xml><?xml version="1.0" encoding="utf-8"?>
<math xmlns="http://www.w3.org/1998/Math/MathML">
  <semantics>
    <mrow>
      <mrow>
        <msub>
          <mi>E</mi>
          <mi>e</mi>
        </msub>
        <mo stretchy="false">=</mo>
        <mfrac>
          <mn>1</mn>
          <mrow>
            <mn>4</mn>
            <mo stretchy="false">π</mo>
            <msub>
              <mo stretchy="false">ε</mo>
              <mn>0</mn>
            </msub>
          </mrow>
        </mfrac>
      </mrow>
      <mrow>
        <mfrac>
          <mi>q</mi>
          <msubsup>
            <mi>r</mi>
            <mi>e</mi>
            <mn>2</mn>
          </msubsup>
        </mfrac>
      </mrow>
    </mrow>
    <annotation encoding="StarMath 5.0">E sub e = 1 over {4 %pi %varepsilon sub 0}{ q over r^2 sub e}</annotation>
  </semantics>
</math>
</file>

<file path=Object 19/content.xml><?xml version="1.0" encoding="utf-8"?>
<math xmlns="http://www.w3.org/1998/Math/MathML">
  <semantics>
    <mrow>
      <mrow>
        <msub>
          <mi>E</mi>
          <mi>p</mi>
        </msub>
        <mo stretchy="false">=</mo>
        <mfrac>
          <mn>1</mn>
          <mrow>
            <mn>4</mn>
            <mo stretchy="false">π</mo>
            <msub>
              <mo stretchy="false">ε</mo>
              <mn>0</mn>
            </msub>
          </mrow>
        </mfrac>
      </mrow>
      <mrow>
        <mfrac>
          <mi>q</mi>
          <msubsup>
            <mi>r</mi>
            <mi>p</mi>
            <mn>2</mn>
          </msubsup>
        </mfrac>
      </mrow>
    </mrow>
    <annotation encoding="StarMath 5.0">E sub p = 1 over {4 %pi %varepsilon sub 0}{ q over r^2 sub p}</annotation>
  </semantics>
</math>
</file>

<file path=Object 2/content.xml><?xml version="1.0" encoding="utf-8"?>
<math xmlns="http://www.w3.org/1998/Math/MathML">
  <semantics>
    <mrow>
      <mrow>
        <mi>F</mi>
        <mo stretchy="false">=</mo>
        <mfrac>
          <mn>1</mn>
          <mrow>
            <mn>4</mn>
            <mo stretchy="false">π</mo>
            <mi>g</mi>
          </mrow>
        </mfrac>
      </mrow>
      <mfrac>
        <mrow>
          <mi>M</mi>
          <mi>m</mi>
        </mrow>
        <msup>
          <mi>r</mi>
          <mn>2</mn>
        </msup>
      </mfrac>
    </mrow>
    <annotation encoding="StarMath 5.0">F = 1 over {4 %pi g} {M m} over r^2</annotation>
  </semantics>
</math>
</file>

<file path=Object 20/content.xml><?xml version="1.0" encoding="utf-8"?>
<math xmlns="http://www.w3.org/1998/Math/MathML">
  <semantics>
    <mrow>
      <mfrac>
        <mn>1</mn>
        <mrow>
          <mn>4</mn>
          <mo stretchy="false">π</mo>
          <msub>
            <mo stretchy="false">ε</mo>
            <mn>0</mn>
          </msub>
        </mrow>
      </mfrac>
      <mrow>
        <mrow>
          <mfrac>
            <mi>q</mi>
            <msubsup>
              <mi>r</mi>
              <mi>e</mi>
              <mn>2</mn>
            </msubsup>
          </mfrac>
        </mrow>
        <mo stretchy="false">=</mo>
        <mfrac>
          <mn>1</mn>
          <mrow>
            <mn>4</mn>
            <mo stretchy="false">π</mo>
            <msub>
              <mo stretchy="false">ε</mo>
              <mn>0</mn>
            </msub>
          </mrow>
        </mfrac>
      </mrow>
      <mrow>
        <mfrac>
          <mrow>
            <msub>
              <mi>N</mi>
              <mi>d</mi>
            </msub>
            <mi>q</mi>
          </mrow>
          <msubsup>
            <mi>r</mi>
            <mi>p</mi>
            <mn>2</mn>
          </msubsup>
        </mfrac>
      </mrow>
    </mrow>
    <annotation encoding="StarMath 5.0">1 over {4 %pi %varepsilon sub 0}{ q over r^2 sub e} = 1 over {4 %pi %varepsilon sub 0}{ {N sub d q} over r^2 sub p}</annotation>
  </semantics>
</math>
</file>

<file path=Object 21/content.xml><?xml version="1.0" encoding="utf-8"?>
<math xmlns="http://www.w3.org/1998/Math/MathML">
  <semantics>
    <mrow>
      <mrow>
        <msub>
          <mi>E</mi>
          <mi>p</mi>
        </msub>
        <mo stretchy="false">=</mo>
        <mfrac>
          <mn>1</mn>
          <mrow>
            <mn>4</mn>
            <mo stretchy="false">π</mo>
            <msub>
              <mo stretchy="false">ε</mo>
              <mn>0</mn>
            </msub>
          </mrow>
        </mfrac>
      </mrow>
      <mrow>
        <mfrac>
          <mrow>
            <msub>
              <mi>N</mi>
              <mi>d</mi>
            </msub>
            <mi>q</mi>
          </mrow>
          <msubsup>
            <mi>r</mi>
            <mi>p</mi>
            <mn>2</mn>
          </msubsup>
        </mfrac>
      </mrow>
    </mrow>
    <annotation encoding="StarMath 5.0">E sub p = 1 over {4 %pi %varepsilon sub 0}{ {N sub d q} over r^2 sub p}</annotation>
  </semantics>
</math>
</file>

<file path=Object 22/content.xml><?xml version="1.0" encoding="utf-8"?>
<math xmlns="http://www.w3.org/1998/Math/MathML">
  <semantics>
    <mrow>
      <mrow>
        <mfrac>
          <mn>1</mn>
          <msubsup>
            <mi>r</mi>
            <mi>e</mi>
            <mn>2</mn>
          </msubsup>
        </mfrac>
        <mo stretchy="false">=</mo>
        <mrow>
          <mfrac>
            <msub>
              <mi>N</mi>
              <mi>d</mi>
            </msub>
            <msubsup>
              <mi>r</mi>
              <mi>p</mi>
              <mn>2</mn>
            </msubsup>
          </mfrac>
        </mrow>
      </mrow>
    </mrow>
    <annotation encoding="StarMath 5.0">1 over  r^2 sub e = { N sub d  over r^2 sub p}</annotation>
  </semantics>
</math>
</file>

<file path=Object 23/content.xml><?xml version="1.0" encoding="utf-8"?>
<math xmlns="http://www.w3.org/1998/Math/MathML">
  <semantics>
    <mrow>
      <mrow>
        <msubsup>
          <mi>r</mi>
          <mi>p</mi>
          <mn>2</mn>
        </msubsup>
        <mo stretchy="false">=</mo>
        <msub>
          <mi>N</mi>
          <mi>d</mi>
        </msub>
      </mrow>
      <msubsup>
        <mi>r</mi>
        <mi>e</mi>
        <mn>2</mn>
      </msubsup>
    </mrow>
    <annotation encoding="StarMath 5.0">r^2 sub p = N sub d r^2 sub e</annotation>
  </semantics>
</math>
</file>

<file path=Object 24/content.xml><?xml version="1.0" encoding="utf-8"?>
<math xmlns="http://www.w3.org/1998/Math/MathML">
  <semantics>
    <mrow>
      <mfrac>
        <mrow>
          <msup>
            <mi>m</mi>
            <mn>2</mn>
          </msup>
          <mi>C</mi>
        </mrow>
        <mrow>
          <msqrt>
            <mi>m</mi>
          </msqrt>
        </mrow>
      </mfrac>
    </mrow>
    <annotation encoding="StarMath 5.0">{m^2 C}  over {sqrt m}</annotation>
  </semantics>
</math>
</file>

<file path=Object 25/content.xml><?xml version="1.0" encoding="utf-8"?>
<math xmlns="http://www.w3.org/1998/Math/MathML">
  <semantics>
    <mrow>
      <mi mathvariant="italic">mC</mi>
      <mrow>
        <msqrt>
          <mi>m</mi>
        </msqrt>
        <mo stretchy="false">=</mo>
        <mfrac>
          <mrow>
            <msup>
              <mi>m</mi>
              <mn>2</mn>
            </msup>
            <mi>C</mi>
          </mrow>
          <mrow>
            <msqrt>
              <mi>m</mi>
            </msqrt>
          </mrow>
        </mfrac>
      </mrow>
    </mrow>
    <annotation encoding="StarMath 5.0">mC sqrt m  = {m^2 C}  over {sqrt m}</annotation>
  </semantics>
</math>
</file>

<file path=Object 26/content.xml><?xml version="1.0" encoding="utf-8"?>
<math xmlns="http://www.w3.org/1998/Math/MathML">
  <semantics>
    <mrow>
      <mn>2</mn>
      <mo stretchy="false">π</mo>
      <mrow>
        <msqrt>
          <mn>2</mn>
        </msqrt>
        <mo stretchy="false">=</mo>
        <mfrac>
          <mrow>
            <mn>4</mn>
            <mo stretchy="false">π</mo>
          </mrow>
          <mrow>
            <msqrt>
              <mn>2</mn>
            </msqrt>
          </mrow>
        </mfrac>
      </mrow>
    </mrow>
    <annotation encoding="StarMath 5.0">2 %pi sqrt 2  = {4 %pi}  over {sqrt 2}</annotation>
  </semantics>
</math>
</file>

<file path=Object 27/content.xml><?xml version="1.0" encoding="utf-8"?>
<math xmlns="http://www.w3.org/1998/Math/MathML">
  <semantics>
    <mrow>
      <mn>2</mn>
      <mo stretchy="false">π</mo>
      <msqrt>
        <mn>2</mn>
      </msqrt>
    </mrow>
    <annotation encoding="StarMath 5.0">2 %pi sqrt 2</annotation>
  </semantics>
</math>
</file>

<file path=Object 28/content.xml><?xml version="1.0" encoding="utf-8"?>
<math xmlns="http://www.w3.org/1998/Math/MathML">
  <semantics>
    <mrow>
      <mfrac>
        <mrow>
          <mn>4</mn>
          <mo stretchy="false">π</mo>
        </mrow>
        <mrow>
          <msqrt>
            <mn>2</mn>
          </msqrt>
        </mrow>
      </mfrac>
    </mrow>
    <annotation encoding="StarMath 5.0">{4 %pi}  over {sqrt 2}</annotation>
  </semantics>
</math>
</file>

<file path=Object 29/content.xml><?xml version="1.0" encoding="utf-8"?>
<math xmlns="http://www.w3.org/1998/Math/MathML" display="block">
  <semantics>
    <mrow>
      <mrow>
        <mi>a</mi>
        <mo stretchy="false">=</mo>
        <mi>G</mi>
      </mrow>
      <mfrac>
        <mi>M</mi>
        <msup>
          <mi>r</mi>
          <mn>2</mn>
        </msup>
      </mfrac>
    </mrow>
    <annotation encoding="StarMath 5.0">a = G {M} over r^2</annotation>
  </semantics>
</math>
</file>

<file path=Object 3/content.xml><?xml version="1.0" encoding="utf-8"?>
<math xmlns="http://www.w3.org/1998/Math/MathML">
  <semantics>
    <mrow>
      <mrow>
        <mi>g</mi>
        <mo stretchy="false">=</mo>
        <mfrac>
          <mn>1</mn>
          <mrow>
            <mn>4</mn>
            <mo stretchy="false">π</mo>
            <mi>G</mi>
          </mrow>
        </mfrac>
      </mrow>
    </mrow>
    <annotation encoding="StarMath 5.0">g = 1 over {4 %pi G}</annotation>
  </semantics>
</math>
</file>

<file path=Object 30/content.xml><?xml version="1.0" encoding="utf-8"?>
<math xmlns="http://www.w3.org/1998/Math/MathML" display="block">
  <semantics>
    <mrow>
      <mrow>
        <mi mathvariant="italic">ma</mi>
        <mo stretchy="false">=</mo>
        <mfrac>
          <mn>1</mn>
          <mrow>
            <mn>4</mn>
            <mi mathvariant="normal">π</mi>
            <msub>
              <mi mathvariant="normal">ε</mi>
              <mn>0</mn>
            </msub>
          </mrow>
        </mfrac>
      </mrow>
      <mfrac>
        <mrow>
          <mi>Q</mi>
          <mi>q</mi>
        </mrow>
        <msup>
          <mi>r</mi>
          <mn>2</mn>
        </msup>
      </mfrac>
    </mrow>
    <annotation encoding="StarMath 5.0">ma =  1 over {4%pi %varepsilon sub 0 } {Q q} over {r^2}</annotation>
  </semantics>
</math>
</file>

<file path=Object 31/content.xml><?xml version="1.0" encoding="utf-8"?>
<math xmlns="http://www.w3.org/1998/Math/MathML" display="block">
  <semantics>
    <mrow>
      <mrow>
        <mi mathvariant="italic">ma</mi>
        <mo stretchy="false">=</mo>
        <mfrac>
          <msub>
            <mi mathvariant="normal">μ</mi>
            <mn>0</mn>
          </msub>
          <mrow>
            <mn>2</mn>
            <mi mathvariant="normal">π</mi>
          </mrow>
        </mfrac>
      </mrow>
      <mfrac>
        <mrow>
          <mi>Q</mi>
          <mi>q</mi>
        </mrow>
        <msup>
          <mi>r</mi>
          <mn>2</mn>
        </msup>
      </mfrac>
    </mrow>
    <annotation encoding="StarMath 5.0">ma =  %mu sub 0 over {2%pi } {Q q} over {r^2}</annotation>
  </semantics>
</math>
</file>

<file path=Object 4/content.xml><?xml version="1.0" encoding="utf-8"?>
<math xmlns="http://www.w3.org/1998/Math/MathML">
  <semantics>
    <mrow>
      <mrow>
        <mi>A</mi>
        <mo stretchy="false">=</mo>
        <mfrac>
          <mi>c</mi>
          <mrow>
            <mi>g</mi>
          </mrow>
        </mfrac>
      </mrow>
    </mrow>
    <annotation encoding="StarMath 5.0">A = c over {g} </annotation>
  </semantics>
</math>
</file>

<file path=Object 5/content.xml><?xml version="1.0" encoding="utf-8"?>
<math xmlns="http://www.w3.org/1998/Math/MathML">
  <semantics>
    <mrow>
      <mrow>
        <msub>
          <mi>F</mi>
          <mi>g</mi>
        </msub>
        <mo stretchy="false">=</mo>
        <mfrac>
          <mn>1</mn>
          <mrow>
            <mn>16</mn>
            <mo stretchy="false">π</mo>
            <mi>c</mi>
          </mrow>
        </mfrac>
      </mrow>
      <mfrac>
        <mrow>
          <mi>M</mi>
          <mi>m</mi>
        </mrow>
        <msup>
          <mi>r</mi>
          <mn>2</mn>
        </msup>
      </mfrac>
    </mrow>
    <annotation encoding="StarMath 5.0">F sub g = 1 over {16 %pi c} {M m} over r^2</annotation>
  </semantics>
</math>
</file>

<file path=Object 6/content.xml><?xml version="1.0" encoding="utf-8"?>
<math xmlns="http://www.w3.org/1998/Math/MathML">
  <semantics>
    <mrow>
      <mrow>
        <msub>
          <mi>F</mi>
          <mi>g</mi>
        </msub>
        <mo stretchy="false">=</mo>
        <mfrac>
          <msqrt>
            <mrow>
              <msub>
                <mo stretchy="false">μ</mo>
                <mn>0</mn>
              </msub>
              <msub>
                <mo stretchy="false">ε</mo>
                <mn>0</mn>
              </msub>
            </mrow>
          </msqrt>
          <mrow>
            <mn>16</mn>
            <mo stretchy="false">π</mo>
          </mrow>
        </mfrac>
      </mrow>
      <mfrac>
        <mrow>
          <mi>M</mi>
          <mi>m</mi>
        </mrow>
        <msup>
          <mi>r</mi>
          <mn>2</mn>
        </msup>
      </mfrac>
    </mrow>
    <annotation encoding="StarMath 5.0">F  sub g = sqrt{%mu sub 0 %varepsilon sub 0} over {16 %pi} {M m} over r^2</annotation>
  </semantics>
</math>
</file>

<file path=Object 7/content.xml><?xml version="1.0" encoding="utf-8"?>
<math xmlns="http://www.w3.org/1998/Math/MathML">
  <semantics>
    <mrow>
      <mrow>
        <mi>c</mi>
        <mo stretchy="false">=</mo>
        <mfrac>
          <mn>1</mn>
          <mrow>
            <mn>16</mn>
            <mo stretchy="false">π</mo>
            <mi>G</mi>
          </mrow>
        </mfrac>
      </mrow>
    </mrow>
    <annotation encoding="StarMath 5.0">c = 1 over {16%pi G} </annotation>
  </semantics>
</math>
</file>

<file path=Object 8/content.xml><?xml version="1.0" encoding="utf-8"?>
<math xmlns="http://www.w3.org/1998/Math/MathML">
  <semantics>
    <mrow>
      <mrow>
        <msub>
          <mo stretchy="false">ε</mo>
          <mn>0</mn>
        </msub>
        <mo stretchy="false">=</mo>
        <mfrac>
          <mrow>
            <mn>4</mn>
            <mo stretchy="false">π</mo>
          </mrow>
          <mrow>
            <msqrt>
              <mrow>
                <mn>2</mn>
              </mrow>
            </msqrt>
          </mrow>
        </mfrac>
      </mrow>
      <mi>x</mi>
      <msup>
        <mn>10</mn>
        <mrow>
          <mo stretchy="false">−</mo>
          <mn>12</mn>
        </mrow>
      </msup>
    </mrow>
    <annotation encoding="StarMath 5.0">%varepsilon sub 0 = {4 %pi} over {sqrt{2}} x 10 sup -12</annotation>
  </semantics>
</math>
</file>

<file path=Object 9/content.xml><?xml version="1.0" encoding="utf-8"?>
<math xmlns="http://www.w3.org/1998/Math/MathML">
  <semantics>
    <mrow>
      <mrow>
        <msub>
          <mo stretchy="false">ε</mo>
          <mn>0</mn>
        </msub>
        <mo stretchy="false">=</mo>
        <mfrac>
          <msub>
            <mo stretchy="false">μ</mo>
            <mn>0</mn>
          </msub>
          <mrow>
            <msqrt>
              <mn>2</mn>
            </msqrt>
          </mrow>
        </mfrac>
      </mrow>
      <mi>x</mi>
      <msup>
        <mn>10</mn>
        <mrow>
          <mo stretchy="false">−</mo>
          <mn>5</mn>
        </mrow>
      </msup>
    </mrow>
    <annotation encoding="StarMath 5.0">%varepsilon sub 0 = %mu sub 0 over {sqrt 2}x 10 sup -5</annotation>
  </semantics>
</math>
</file>